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d5e2" officeooo:paragraph-rsid="0016d5e2"/>
    </style:style>
    <style:style style:name="P2" style:family="paragraph" style:parent-style-name="Standard">
      <style:text-properties officeooo:rsid="0017a3e6" officeooo:paragraph-rsid="0017a3e6"/>
    </style:style>
    <style:style style:name="P3" style:family="paragraph" style:parent-style-name="Standard">
      <style:text-properties officeooo:rsid="0017a3e6" officeooo:paragraph-rsid="00212fc5"/>
    </style:style>
    <style:style style:name="P4" style:family="paragraph" style:parent-style-name="Standard">
      <style:text-properties officeooo:rsid="0017a3e6" officeooo:paragraph-rsid="00280040"/>
    </style:style>
    <style:style style:name="P5" style:family="paragraph" style:parent-style-name="Standard">
      <style:text-properties officeooo:rsid="0017a3e6" officeooo:paragraph-rsid="0029b155"/>
    </style:style>
    <style:style style:name="P6" style:family="paragraph" style:parent-style-name="Standard">
      <style:text-properties officeooo:rsid="0017a3e6" officeooo:paragraph-rsid="002b74c1"/>
    </style:style>
    <style:style style:name="P7" style:family="paragraph" style:parent-style-name="Standard">
      <style:text-properties officeooo:rsid="00197e82" officeooo:paragraph-rsid="00197e82"/>
    </style:style>
    <style:style style:name="P8" style:family="paragraph" style:parent-style-name="Standard">
      <style:text-properties officeooo:rsid="00212fc5" officeooo:paragraph-rsid="00212fc5"/>
    </style:style>
    <style:style style:name="P9" style:family="paragraph" style:parent-style-name="Standard">
      <style:text-properties officeooo:rsid="0022a309" officeooo:paragraph-rsid="0022a309"/>
    </style:style>
    <style:style style:name="P10" style:family="paragraph" style:parent-style-name="Standard">
      <style:text-properties officeooo:rsid="002dd72f" officeooo:paragraph-rsid="002dd72f"/>
    </style:style>
    <style:style style:name="P11" style:family="paragraph" style:parent-style-name="Standard">
      <style:text-properties officeooo:rsid="002dd72f" officeooo:paragraph-rsid="0037f340"/>
    </style:style>
    <style:style style:name="P12" style:family="paragraph" style:parent-style-name="Standard">
      <style:text-properties officeooo:rsid="0017a3e6" officeooo:paragraph-rsid="0029b155" fo:background-color="transparent"/>
    </style:style>
    <style:style style:name="P13" style:family="paragraph" style:parent-style-name="Standard">
      <style:text-properties officeooo:paragraph-rsid="0034529b"/>
    </style:style>
    <style:style style:name="P14" style:family="paragraph" style:parent-style-name="Standard">
      <style:paragraph-properties fo:break-before="page"/>
      <style:text-properties officeooo:rsid="002dd72f" officeooo:paragraph-rsid="002dd72f"/>
    </style:style>
    <style:style style:name="P15" style:family="paragraph" style:parent-style-name="Standard">
      <style:text-properties officeooo:rsid="002dd72f" officeooo:paragraph-rsid="002dd72f"/>
    </style:style>
    <style:style style:name="P16" style:family="paragraph" style:parent-style-name="Standard">
      <style:text-properties officeooo:rsid="0022a309" officeooo:paragraph-rsid="003f3f7c"/>
    </style:style>
    <style:style style:name="P17" style:family="paragraph" style:parent-style-name="Standard">
      <style:text-properties officeooo:rsid="003f3f7c" officeooo:paragraph-rsid="003f3f7c"/>
    </style:style>
    <style:style style:name="P18" style:family="paragraph" style:parent-style-name="Standard">
      <style:paragraph-properties fo:break-before="page"/>
      <style:text-properties officeooo:rsid="0022a309" officeooo:paragraph-rsid="003f3f7c"/>
    </style:style>
    <style:style style:name="T1" style:family="text">
      <style:text-properties fo:background-color="#ffff00" loext:char-shading-value="0"/>
    </style:style>
    <style:style style:name="T2" style:family="text">
      <style:text-properties officeooo:rsid="0039141f" fo:background-color="#ffff00" loext:char-shading-value="0"/>
    </style:style>
    <style:style style:name="T3" style:family="text">
      <style:text-properties officeooo:rsid="003f3f7c" fo:background-color="#ffff00" loext:char-shading-value="0"/>
    </style:style>
    <style:style style:name="T4" style:family="text">
      <style:text-properties officeooo:rsid="001b90dc"/>
    </style:style>
    <style:style style:name="T5" style:family="text">
      <style:text-properties officeooo:rsid="001bcb5e"/>
    </style:style>
    <style:style style:name="T6" style:family="text">
      <style:text-properties officeooo:rsid="001d467e"/>
    </style:style>
    <style:style style:name="T7" style:family="text">
      <style:text-properties officeooo:rsid="001de560"/>
    </style:style>
    <style:style style:name="T8" style:family="text">
      <style:text-properties fo:background-color="transparent" loext:char-shading-value="0"/>
    </style:style>
    <style:style style:name="T9" style:family="text">
      <style:text-properties officeooo:rsid="001b90dc" fo:background-color="transparent" loext:char-shading-value="0"/>
    </style:style>
    <style:style style:name="T10" style:family="text">
      <style:text-properties officeooo:rsid="001e4372" fo:background-color="transparent" loext:char-shading-value="0"/>
    </style:style>
    <style:style style:name="T11" style:family="text">
      <style:text-properties officeooo:rsid="001bcb5e" fo:background-color="transparent" loext:char-shading-value="0"/>
    </style:style>
    <style:style style:name="T12" style:family="text">
      <style:text-properties officeooo:rsid="001de560" fo:background-color="transparent" loext:char-shading-value="0"/>
    </style:style>
    <style:style style:name="T13" style:family="text">
      <style:text-properties officeooo:rsid="00280040" fo:background-color="transparent" loext:char-shading-value="0"/>
    </style:style>
    <style:style style:name="T14" style:family="text">
      <style:text-properties officeooo:rsid="00235821" fo:background-color="transparent" loext:char-shading-value="0"/>
    </style:style>
    <style:style style:name="T15" style:family="text">
      <style:text-properties officeooo:rsid="00291c83" fo:background-color="transparent" loext:char-shading-value="0"/>
    </style:style>
    <style:style style:name="T16" style:family="text">
      <style:text-properties officeooo:rsid="0029b155" fo:background-color="transparent" loext:char-shading-value="0"/>
    </style:style>
    <style:style style:name="T17" style:family="text">
      <style:text-properties officeooo:rsid="0023ed14" fo:background-color="transparent" loext:char-shading-value="0"/>
    </style:style>
    <style:style style:name="T18" style:family="text">
      <style:text-properties officeooo:rsid="0029e402" fo:background-color="transparent" loext:char-shading-value="0"/>
    </style:style>
    <style:style style:name="T19" style:family="text">
      <style:text-properties officeooo:rsid="002a1eb2" fo:background-color="transparent" loext:char-shading-value="0"/>
    </style:style>
    <style:style style:name="T20" style:family="text">
      <style:text-properties officeooo:rsid="002b74c1" fo:background-color="transparent" loext:char-shading-value="0"/>
    </style:style>
    <style:style style:name="T21" style:family="text">
      <style:text-properties officeooo:rsid="0030a5b9" fo:background-color="transparent" loext:char-shading-value="0"/>
    </style:style>
    <style:style style:name="T22" style:family="text">
      <style:text-properties officeooo:rsid="0031366b" fo:background-color="transparent" loext:char-shading-value="0"/>
    </style:style>
    <style:style style:name="T23" style:family="text">
      <style:text-properties officeooo:rsid="0034529b" fo:background-color="transparent" loext:char-shading-value="0"/>
    </style:style>
    <style:style style:name="T24" style:family="text">
      <style:text-properties officeooo:rsid="0035a863" fo:background-color="transparent" loext:char-shading-value="0"/>
    </style:style>
    <style:style style:name="T25" style:family="text">
      <style:text-properties officeooo:rsid="0037f340" fo:background-color="transparent" loext:char-shading-value="0"/>
    </style:style>
    <style:style style:name="T26" style:family="text">
      <style:text-properties officeooo:rsid="003bdf9d" fo:background-color="transparent" loext:char-shading-value="0"/>
    </style:style>
    <style:style style:name="T27" style:family="text">
      <style:text-properties officeooo:rsid="0039141f" fo:background-color="transparent" loext:char-shading-value="0"/>
    </style:style>
    <style:style style:name="T28" style:family="text">
      <style:text-properties officeooo:rsid="003d6976" fo:background-color="transparent" loext:char-shading-value="0"/>
    </style:style>
    <style:style style:name="T29" style:family="text">
      <style:text-properties officeooo:rsid="003f3f7c" fo:background-color="transparent" loext:char-shading-value="0"/>
    </style:style>
    <style:style style:name="T30" style:family="text">
      <style:text-properties officeooo:rsid="001e4372"/>
    </style:style>
    <style:style style:name="T31" style:family="text">
      <style:text-properties officeooo:rsid="00212fc5"/>
    </style:style>
    <style:style style:name="T32" style:family="text">
      <style:text-properties officeooo:rsid="0022a309"/>
    </style:style>
    <style:style style:name="T33" style:family="text">
      <style:text-properties officeooo:rsid="00235821"/>
    </style:style>
    <style:style style:name="T34" style:family="text">
      <style:text-properties officeooo:rsid="0023ed14"/>
    </style:style>
    <style:style style:name="T35" style:family="text">
      <style:text-properties officeooo:rsid="00257cc2"/>
    </style:style>
    <style:style style:name="T36" style:family="text">
      <style:text-properties officeooo:rsid="002637c6"/>
    </style:style>
    <style:style style:name="T37" style:family="text">
      <style:text-properties officeooo:rsid="00280040"/>
    </style:style>
    <style:style style:name="T38" style:family="text">
      <style:text-properties officeooo:rsid="00291c83"/>
    </style:style>
    <style:style style:name="T39" style:family="text">
      <style:text-properties officeooo:rsid="0029b155"/>
    </style:style>
    <style:style style:name="T40" style:family="text">
      <style:text-properties officeooo:rsid="0029e402"/>
    </style:style>
    <style:style style:name="T41" style:family="text">
      <style:text-properties officeooo:rsid="002b74c1"/>
    </style:style>
    <style:style style:name="T42" style:family="text">
      <style:text-properties officeooo:rsid="002c8b69"/>
    </style:style>
    <style:style style:name="T43" style:family="text">
      <style:text-properties officeooo:rsid="002f3a53"/>
    </style:style>
    <style:style style:name="T44" style:family="text">
      <style:text-properties officeooo:rsid="0031366b"/>
    </style:style>
    <style:style style:name="T45" style:family="text">
      <style:text-properties officeooo:rsid="00333200"/>
    </style:style>
    <style:style style:name="T46" style:family="text">
      <style:text-properties officeooo:rsid="002dd72f"/>
    </style:style>
    <style:style style:name="T47" style:family="text">
      <style:text-properties officeooo:rsid="0035ff72"/>
    </style:style>
    <style:style style:name="T48" style:family="text">
      <style:text-properties officeooo:rsid="0037f340"/>
    </style:style>
    <style:style style:name="T49" style:family="text">
      <style:text-properties officeooo:rsid="0039141f"/>
    </style:style>
    <style:style style:name="T50" style:family="text">
      <style:text-properties officeooo:rsid="0039e607"/>
    </style:style>
    <style:style style:name="T51" style:family="text">
      <style:text-properties officeooo:rsid="003bdf9d"/>
    </style:style>
    <style:style style:name="T52" style:family="text">
      <style:text-properties officeooo:rsid="003d6976"/>
    </style:style>
    <style:style style:name="T53" style:family="text">
      <style:text-properties officeooo:rsid="003f2cd8"/>
    </style:style>
    <style:style style:name="T54"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orgio Agamben</text:p>
      <text:p text:style-name="P1">A che punto siamo? L'epidemia come politica</text:p>
      <text:p text:style-name="P7">Ou en sommes-nous? L'épidémie comme <text:span text:style-name="T32">(paravent) </text:span>politique</text:p>
      <text:p text:style-name="P1"/>
      <text:p text:style-name="P9">Av<text:span text:style-name="T50">ertissement</text:span></text:p>
      <text:p text:style-name="P9">1. L’inven<text:span text:style-name="T43">tion d'une épidémie</text:span></text:p>
      <text:p text:style-name="P9">2. Contagio</text:p>
      <text:p text:style-name="P9">3. Chiarimenti</text:p>
      <text:p text:style-name="P9">4. A che punto siamo?</text:p>
      <text:p text:style-name="P9">5. Riflessioni sulla peste</text:p>
      <text:p text:style-name="P9">6. L’epidemia mostra che lo stato di eccezione è diventato la regola</text:p>
      <text:p text:style-name="P9">7. Distanziamento sociale</text:p>
      <text:p text:style-name="P9">8. Una domanda</text:p>
      <text:p text:style-name="P9">9. La nuda vita</text:p>
      <text:p text:style-name="P9">10. Nuove riflessioni</text:p>
      <text:p text:style-name="P9">11. Sul vero e sul falso</text:p>
      <text:p text:style-name="P9">12. La medicina come religione</text:p>
      <text:p text:style-name="P9">13. Biosicurezza e politica</text:p>
      <text:p text:style-name="P9">14. Polemos epidemios</text:p>
      <text:p text:style-name="P9">15. Requiem per gli studenti</text:p>
      <text:p text:style-name="P9">16. Il diritto e la vita</text:p>
      <text:p text:style-name="P2"/>
      <text:p text:style-name="P9">Avertissement</text:p>
      <text:p text:style-name="P1"/>
      <text:p text:style-name="P8">«Le navire coule et nous nous disputons sur sa cargaison.» (Gerolamo)</text:p>
      <text:p text:style-name="P8"/>
      <text:p text:style-name="P2"><text:span text:style-name="T40">Dans ce court recueil, j</text:span>'ai rassemblé les textes que j'ai écrits pendant les <text:span text:style-name="T4">premiers </text:span>mois <text:span text:style-name="T8">de l'état d'exception </text:span><text:span text:style-name="T11">qui a été décrété par le gouvernement italien</text:span><text:span text:style-name="T8">. </text:span>Ce sont des interventions ponctuelles, parfois très courtes, qui cherchent à <text:span text:style-name="T33">nous amener à </text:span>réfléchir sur les conséquences éthiques et politiques de la soi-disant pandémie <text:span text:style-name="T50">ainsi qu'</text:span>à <text:span text:style-name="T50">cerne</text:span>r la transformation des paradigmes politiques<text:span text:style-name="T9"> </text:span><text:span text:style-name="T19">par </text:span>les mesures exceptionnelles <text:span text:style-name="T5">provoquées par celle-ci.</text:span></text:p>
      <text:p text:style-name="P1"/>
      <text:p text:style-name="P3">Plus de quatre mois après le début de l'<text:span text:style-name="T4">état d'</text:span>urgence, il est en effet temps de considérer les événements dont nous avons été témoins dans une perspective historique plus large. Si les pouvoirs qui gouvernent le monde ont décidé <text:span text:style-name="T50">sous</text:span> prétexte d'une pandémie - à ce stade-<text:span text:style-name="T4">ci</text:span>, peu importe qu'elle soit réelle ou simulée - <text:span text:style-name="T50">de</text:span> transformer <text:span text:style-name="T31">en profondeur</text:span> les paradigmes <text:span text:style-name="T4">politiques opérants sur les hommes et les choses, </text:span>cela signifie qu<text:span text:style-name="T7">'à leurs yeux,</text:span> <text:span text:style-name="T12">l</text:span><text:span text:style-name="T8">es modèles </text:span><text:span text:style-name="T12">actuels étaient </text:span><text:span text:style-name="T8">en déclin </text:span>et <text:span text:style-name="T4">qu'</text:span>ils n<text:span text:style-name="T31">'étaient pas adéquats par rapport à cette nouvelle réalité.</text:span> Alors que, <text:span text:style-name="T36">face à</text:span> la crise qui a <text:span text:style-name="T7">frapp</text:span><text:span text:style-name="T8">é</text:span> l'Empire au IIIe siècle, Dioclétien puis Constantin ont entrepris <text:span text:style-name="T4">d</text:span>es réformes radicales des structures administratives, militaires et économiques qui devaient aboutir à l'autocratie byzantine, <text:span text:style-name="T4">aujourd'hui, </text:span>les puissances dominantes ont décidé d'abandonner <text:span text:style-name="T8">les paradigmes </text:span><text:span text:style-name="T10">constituant </text:span><text:span text:style-name="T8">les démocraties bourgeoises,</text:span> avec leurs droits, leurs parlements et leurs constitutions, pour les remplacer par de nouveaux dispositifs dont nous <text:span text:style-name="T37">ne </text:span>pouvons <text:span text:style-name="T8">probablement pas encore entièrement compr</text:span><text:span text:style-name="T13">endre</text:span><text:span text:style-name="T8"> </text:span><text:span text:style-name="T13">la portée, </text:span><text:span text:style-name="T20">et </text:span><text:span text:style-name="T13">ce </text:span><text:span text:style-name="T8">même pour ceux qui </text:span><text:span text:style-name="T13">les ont conçus</text:span><text:span text:style-name="T8">.</text:span></text:p>
      <text:p text:style-name="P2"/>
      <text:p text:style-name="P4">Ce qui définit <text:span text:style-name="T41">par ailleurs</text:span> la Grande Transformation qu'ils cherchent à imposer, c'est <text:span text:style-name="T32">ce</text:span> qui l'a rendu formellement possible: <text:span text:style-name="T41">non </text:span>pas un <text:span text:style-name="T8">nouveau canon législatif</text:span>, mais <text:span text:style-name="T32">bien</text:span> l'état d'exception, c'est-à-dire la suspension <text:span text:style-name="T30">pure et simple </text:span>des garanties constitutionnelles. En cela, <text:span text:style-name="T5">celle-ci </text:span>présente des <text:span text:style-name="T5">similitudes</text:span> avec ce qui s'est passé en Allemagne en 1933 lorsque le nouveau chancelier, Adolf Hitler, a déclaré un <text:soft-page-break/>état d'exception qui a duré douze ans, <text:span text:style-name="T30">et ce, </text:span>sans formellement <text:span text:style-name="T34">abolir</text:span> la constitution de Weimar. Alors qu'en Allemagne nazie, le déploiement d'un appareil idéologique explicitement totalitaire était nécessaire<text:span text:style-name="T8"> </text:span><text:span text:style-name="T14">pour qu'Hitler puisse parvenir à ses fins</text:span><text:span text:style-name="T8">,</text:span> la transformation <text:span text:style-name="T5">à laquelle</text:span> nous assistons opère <text:span text:style-name="T10">grâce à</text:span><text:span text:style-name="T8"> </text:span>la mise en place d'une <text:span text:style-name="T37">véritable</text:span> <text:span text:style-name="T8">terreur </text:span><text:span text:style-name="T16">sanitaire, </text:span><text:span text:style-name="T20">d'</text:span><text:span text:style-name="T16">une crainte irraisonnée </text:span><text:span text:style-name="T17">des citoyens pour leur santé</text:span><text:span text:style-name="T8">, </text:span><text:span text:style-name="T5">voire </text:span>d'une sorte de religion de la santé. Dans la tradition des démocraties bourgeoises, le droit du citoyen à la santé s'est inversé, sans que les gens <text:span text:style-name="T5">ne </text:span>semblent s'en ê<text:span text:style-name="T50">tre </text:span>aperç<text:span text:style-name="T50">u</text:span>, <text:span text:style-name="T40">devenant </text:span>une obligation juridico-religieuse <text:span text:style-name="T5">devant</text:span> être remplie à tout prix. <text:span text:style-name="T13">N</text:span><text:span text:style-name="T8">ous avons eu amplement l'occasion de mesurer à quel point ce prix peut être élevé et nous continuerons à le faire chaque fois que le gouvernement le jugera nécessaire.</text:span></text:p>
      <text:p text:style-name="P2"/>
      <text:p text:style-name="P2">Nous pouvons appeler «biosécurité» le <text:span text:style-name="T1">dispositif directeur</text:span> qui résulte de la conjonction <text:span text:style-name="T34">de </text:span>la nouvelle religion de la santé et <text:span text:style-name="T34">du</text:span> pouvoir de l'État <text:span text:style-name="T15">dans le cadre de l'</text:span>état d'exception. C'est probablement <text:span text:style-name="T6">le dispositif</text:span> le plus efficace que l'Occident a<text:span text:style-name="T38">it</text:span> connu jusqu'à présent. L'expérience a montré qu'une fois qu<text:span text:style-name="T34">'ils sentent leur santé menacée</text:span>, les hommes semblent prêts à accepter<text:span text:style-name="T8"> des restrictions à l</text:span><text:span text:style-name="T18">eur</text:span><text:span text:style-name="T8"> liberté</text:span><text:span text:style-name="T21">s fondamentales</text:span><text:span text:style-name="T8"> </text:span><text:span text:style-name="T18">à un niveau</text:span><text:span text:style-name="T8"> </text:span><text:span text:style-name="T17">dont </text:span><text:span text:style-name="T21">personne </text:span><text:span text:style-name="T18">n'aurait</text:span><text:span text:style-name="T8"> </text:span><text:span text:style-name="T21">imaginé</text:span><text:span text:style-name="T8">, ni pendant le</text:span>s deux guerres mondiales, ni sous les dictatures totalitaires. L'état d'exception, qui a été prolongé jusqu'au 31 janvier 2021, restera dans les mémoires comme la plus longue suspension de<text:span text:style-name="T35">s libertés de l'</text:span>histoire d<text:span text:style-name="T41">e ce</text:span> pays. <text:span text:style-name="T35">Celle-ci fut </text:span>mise en œuvre sans que les citoyens ni, surtout, les institutions en charge n<text:span text:style-name="T35">e purent s'y </text:span>opposer. Après l'exemple chinois, l'Italie est le laboratoire de l'Occident où la nouvelle technique gouvernementale est expérimentée sous sa forme la plus extrême. Et il est probable que lorsque <text:span text:style-name="T35">de</text:span> futurs historiens auront clarifié ce qui était réellement en jeu <text:span text:style-name="T35">pendant cette</text:span> pandémie, cette période apparaîtra comme l'un des moments les plus honteux de l'histoire italienne. <text:span text:style-name="T40">Et ceci rejaillira sur ceux qui était au pouvoir </text:span><text:span text:style-name="T8">comme </text:span><text:span text:style-name="T18">étant des </text:span><text:span text:style-name="T8">irresponsable</text:span><text:span text:style-name="T18">s</text:span><text:span text:style-name="T8"> dénué</text:span><text:span text:style-name="T18">s </text:span><text:span text:style-name="T8">de tout scrupule éthique.</text:span></text:p>
      <text:p text:style-name="P2"/>
      <text:p text:style-name="P12">Si le dispositif juridico-politique de la Grande Transformation est l'état d'exception et le religieux, la science <text:span text:style-name="T44">quant à elle a relégué les relations sociales </text:span>au <text:span text:style-name="T44">tout </text:span>numérique, qui, comme on le voit, forme <text:span text:style-name="T44">désormais </text:span>un système de «distanciation sociale» » <text:span text:style-name="T44">et</text:span> définit la nouvelle structure des relations entre <text:span text:style-name="T50">les </text:span>hommes. </text:p>
      <text:p text:style-name="P12"/>
      <text:p text:style-name="P5"><text:span text:style-name="T22">Ainsi, banissant toute présence physique, l</text:span><text:span text:style-name="T8">es relations humaines devraient </text:span><text:span text:style-name="T22">maintenant se vivre</text:span><text:span text:style-name="T8"> par l</text:span><text:span text:style-name="T22">'entremise </text:span><text:span text:style-name="T8">d'appareils numériques de plus en plus efficaces et omniprésents. La nouvelle forme de relation sociale est la connexion et ceux qui ne sont pas connectés ont tendance à être e</text:span>xclus et condamnés à la marginalité.</text:p>
      <text:p text:style-name="P2"/>
      <text:p text:style-name="P6">Ce qui constitue la force de la transformation en cours, c'est aussi, comme cela arrive souvent, sa faiblesse. La propagation de la terreur sanitaire a néce<text:span text:style-name="T39">ssairement dû être soutenue par </text:span>un <text:span text:style-name="T39">système</text:span> médiatique <text:span text:style-name="T51">qui fut plus qu'efficace</text:span> et irréprochable, <text:span text:style-name="T39">ce </text:span>qui ne sera <text:span text:style-name="T39">pas toujours ainsi</text:span>. La religion médicale, comme toute religion, a ses hérésies et ses dissensions: des voix <text:span text:style-name="T41">crédible</text:span>s ont déjà co<text:span text:style-name="T39">mmencé à co</text:span>ntest<text:span text:style-name="T39">er</text:span> la réalité et la gravité de l'épidémie, <text:span text:style-name="T39">celle-ci </text:span>ne p<text:span text:style-name="T39">o</text:span>u<text:span text:style-name="T39">van</text:span>t être indéfiniment soutenue par la diffusion quotidienne de chiffres dénués de toute cohérence scientifique. Et il est probable que les premiers à en être conscients sont précisément les pouvoirs dominants qui, s'ils n'avaient pas <text:span text:style-name="T39">compris</text:span> qu'ils étaient en danger, n'auraient certainement pas eu recours à des dispositifs aussi extrêmes et inhumains. Depuis des décennies, <text:span text:style-name="T39">nous assistons à </text:span>une perte de légitimité des pouvoirs institutionnels, <text:span text:style-name="T39">ce </text:span>qu'ils n'ont pu endiguer que par l<text:span text:style-name="T41">e décret</text:span> d'un <text:span text:style-name="T39">état d'</text:span>urgence perpétuel et le besoin de sécurité qu'<text:span text:style-name="T40">il</text:span> engendre. Pendant combien de temps et de quelles manières l'état d'exception actuel peut-il être prolongé? Ce qui est certain, c'est qu'il faudra <text:span text:style-name="T45">trouver </text:span>de nouvelles formes de résistance qui n'<text:span text:style-name="T41">auront</text:span> ni la forme obsolète des démocraties bourgeoises ni celle du despotisme technico-sanitaire. <text:span text:style-name="T41">Ceux qui ne renoncent pas </text:span>à penser <text:span text:style-name="T42">les rapports </text:span>politique<text:span text:style-name="T42">s</text:span> <text:span text:style-name="T42">de l'a</text:span>venir devront s'<text:span text:style-name="T42">y </text:span>engager sans réserve. </text:p>
      <text:p text:style-name="P14"><text:span text:style-name="T53">1. </text:span>L'invention d'une épidémie</text:p>
      <text:p text:style-name="P10">Il manifesto, 26 février 2020</text:p>
      <text:p text:style-name="P10"/>
      <text:p text:style-name="P13"><text:span text:style-name="T46">Face à des mesures d'urgence irrationnelles et totalement démesurées pour une supposée épidémie due au coronavirus, il faut revenir aux déclarations du CNR (</text:span>C<text:span text:style-name="T51">onseil National de Recherche), selon lesquelles non seulement « il n'y a pas d'épidémie de SRAS-CoV2 en Italie, mais aussi qu'à partir des données épidémiologiques disponibles aujourd'hui basées sur des dizaines de milliers de cas, l'infection provoque des symptômes légers ou modérés (une sorte de grippe) dans 80 à 90% des cas. Dans 10 à 15% des cas, une pneumonie peut se développer mais son évolution est cependant bénigne, la majorité du temps. On estime que seulement 4% des patients nécessitent une </text:span><text:span text:style-name="T23">admission </text:span><text:span text:style-name="T24">aux unités de soins intensifs</text:span><text:span text:style-name="T23"> ».</text:span></text:p>
      <text:p text:style-name="P13"/>
      <text:p text:style-name="P11">Si telle est la situation réelle, pourquoi les médias et les autorités s'efforcent-ils de répandre un climat de panique, <text:span text:style-name="T48">ouvrant la porte à</text:span> un véritable état d'exception <text:span text:style-name="T48">et provoquant </text:span>de sérieuses limitations de mouvements et une suspension du fonctionnement normal des conditions de vie et de travail dans des régions entières?</text:p>
      <text:p text:style-name="P10"/>
      <text:p text:style-name="P10">Deux facteurs peuvent aider à expliquer un<text:span text:style-name="T47">e</text:span> tel<text:span text:style-name="T47">le</text:span> <text:span text:style-name="T47">démesure</text:span>. Tout d'abord, il y a une fois de plus la tendance croissante à utiliser l'état d'exception comme paradigme normal d<text:span text:style-name="T51">e</text:span> gouvernement. Le décret-loi immédiatement approuvé par le gouvernement «pour des raisons d'hygiène et de sécurité publique» se traduit en fait par une véritable militarisation « <text:span text:style-name="T8">des communes et des zones dans lesquelles </text:span><text:span text:style-name="T25">il y </text:span><text:span text:style-name="T8">au moins un </text:span><text:span text:style-name="T25">cas de</text:span><text:span text:style-name="T8"> personne </text:span><text:span text:style-name="T25">infectée mais </text:span><text:span text:style-name="T8">dont la source </text:span><text:span text:style-name="T25">d'infection</text:span><text:span text:style-name="T8"> est inconnue ou </text:span><text:span text:style-name="T25">encore </text:span><text:span text:style-name="T8">dans tous les cas où il y a </text:span><text:span text:style-name="T25">transmission communautaire mais dont l'infection origi</text:span><text:span text:style-name="T8">n</text:span><text:span text:style-name="T25">e de l'extérieur de la</text:span><text:span text:style-name="T8"> zone ». Une formule aussi vague permet </text:span><text:span text:style-name="T26">ainsi</text:span><text:span text:style-name="T8"> d'étendre rapidement l'état d'exception dans toutes les régions.</text:span></text:p>
      <text:p text:style-name="P10"/>
      <text:p text:style-name="P10">Considérez les sérieuses limitations de liberté prévues par le décret: a) interdiction <text:span text:style-name="T47">de quitter</text:span> la commune ou la zone concernée p<text:span text:style-name="T47">ou</text:span>r toutes les personnes encore présentes dans la commune ou la zone; b) interdiction d'accès à la commune ou à la zone concernée; c) suspension d'événements ou d'initiatives de toute nature, de toute forme de réunion dans un lieu public ou privé, y compris ceux à caractère culturel, récréatif, sportif et religieux, même s'ils se déroulent dans des lieux fermés ouverts au public; d) suspension des services éducatifs pour les enfants et les écoles de tous niveaux, ainsi que la fréquence des activités scolaires et d'enseignement supérieur, à l'exception des activités d'enseignement à distance; e) suspension de l'ouverture au public des musées et autres instituts et lieux culturels visés à l'article 101 du Code du patrimoine culturel et du paysage, visé dans le décret-loi du 22 janvier 2004, no. 42, <text:span text:style-name="T1">ainsi que l'efficacité des dispositions réglementaires relatives au libre et libre accès à ces institutions et lieux;</text:span> f) suspension de tout voyage éducatif, tant sur le territoire national qu'<text:span text:style-name="T51">à l'</text:span>étranger; g) suspension des procédures d'insolvabilité et des activités de la fonction publique, sans préjudice de la fourniture de services essentiels et d'utilité publique; h) application de la mesure de quarantaine avec surveillance active chez les personnes ayant eu des contacts étroits avec des cas confirmés de maladie infectieuse.</text:p>
      <text:p text:style-name="P10"/>
      <text:p text:style-name="P10"><text:span text:style-name="T49">Devant que le CNR qualifie </text:span><text:span text:style-name="T27">d'épisode </text:span><text:span text:style-name="T49">d'influenza, </text:span>pas très différente de celles qui reviennent chaque année, <text:span text:style-name="T49">la disproportion des moyens saute aux yeux.</text:span> Il semblerait qu'<text:span text:style-name="T51">ayant épuisé</text:span> le <text:span text:style-name="T51">recours au</text:span> terrorisme <text:span text:style-name="T51">comme</text:span> cause de mesures exceptionnelles, l'invention d'une épidémie puisse offrir le prétexte idéal pour étendre <text:span text:style-name="T51">ces mesures </text:span>au-delà de toutes les limites. L'autre facteur, non moins inquiétant, est l<text:span text:style-name="T51">e sentiment </text:span>d'insécurité et de peur qui s'est clairement <text:span text:style-name="T51">implanté</text:span> ces dernières années dans la conscience des individus et qui se traduit par un réel <text:span text:style-name="T51">réflexe </text:span>de panique collective, à laquelle l'épidémie offre encore une fois le prétexte idéal. Il semblerait qu'une gigantesque vague de peur, provoquée par le plus petit être existant, traverse l'humanité, et les puissants du monde la guident et la dirigent selon leurs <text:soft-page-break/>fins. Ainsi, dans un cercle vicieux <text:span text:style-name="T52">a</text:span><text:span text:style-name="T28">bsolument </text:span><text:span text:style-name="T8">pervers, l</text:span><text:span text:style-name="T25">es entraves à la</text:span><text:span text:style-name="T8"> liberté imposée</text:span><text:span text:style-name="T25">s</text:span><text:span text:style-name="T8"> par les gouvernements est acceptée au nom d'une </text:span><text:span text:style-name="T29">besoin effréné </text:span><text:span text:style-name="T8">de sécurité </text:span><text:span text:style-name="T29">créé</text:span><text:span text:style-name="T8"> par les gouvernements eux-mêmes, qui interviennent désormais pour l</text:span><text:span text:style-name="T29">e</text:span><text:span text:style-name="T8"> satisfaire.</text:span></text:p>
      <text:p text:style-name="P10"/>
      <text:p text:style-name="P18"><text:span text:style-name="T8">2. Contagio</text:span></text:p>
      <text:p text:style-name="P17">11 mars 2020</text:p>
      <text:p text:style-name="P17"/>
      <text:p text:style-name="P17">L’untore! dagli! dagli! dagli all’untore!</text:p>
      <text:p text:style-name="P17">Alessandro Manzoni, I promessi sposi</text:p>
      <text:p text:style-name="P17"/>
      <text:p text:style-name="P17">L'une des conséquences les plus inhumaines de la panique qu'on cherche à propager par tous les moyens en Italie à l'occasion de la soi-disant épidémie de coronavirus réside dans l'idée même de contagion. Celle-ci est à la base des mesures d'urgence exceptionnelles adoptées par le gouvernement. L'idée, étrangère à la médecine hippocratique, a son précurseur inconscient lors des fléaux qui ont dévasté certaines villes italiennes entre 1500 et 1600. C'est la figure du graisseur, immortalisée par Manzoni à la fois dans son roman et dans l'essai sur l'histoire de la fameuse colonne. Un "cri" milanais pour la peste de 1576 les décrit ainsi, invitant les citoyens à les dénoncer:</text:p>
      <text:p text:style-name="P17"/>
      <text:p text:style-name="P17"><text:tab/><text:span text:style-name="T54">Ayant entendu parler du gouverneur que certaines personnes avec un léger zèle de charité et de terroriser et d'effrayer les gens et les habitants de cette ville de Milan, et de les exciter dans une certaine agitation, ils les oignent avec les portes et les verrous des maisons et des coins des quartiers de ladite ville et d'autres lieux de l'État, sous prétexte de porter la peste au privé et au public, ce qui entraîne de nombreux inconvénients, et pas une petite altération parmi les gens, surtout pour ceux qui facilement ils sont persuadés de croire de telles choses, chaque personne est amenée à comprendre quelle qualité, statut, grade et condition sont souhaités, ce qui clarifiera dans les quarante jours la ou les personnes qui ont favorisé, aidé ou connu d'une telle insolence, s'ils lui donnent cinq cents scuti ...</text:span></text:p>
      <text:p text:style-name="P16"/>
      <text:p text:style-name="P17"><text:span text:style-name="T8">Sans les différences dues, les dispositions récentes (prises par le gouvernement avec des décrets que nous aimerions espérer - mais c'est une illusion - qu'elles n'ont pas été confirmées par le Parlement dans les lois prévues) transforment en fait chaque individu en un graisseur potentiel, exactement comme celles sur le terrorisme considérées en fait et par la loi comme tout terroriste potentiel. L'analogie est si claire que le graisseur potentiel qui ne respecte pas les prescriptions est puni de prison. Particulièrement invisible est la figure du porteur sain ou précoce, qui infecte une multiplicité d'individus sans pouvoir se défendre contre lui, comme on pourrait se défendre contre le graisseur.</text:span></text:p>
      <text:p text:style-name="P17"/>
      <text:p text:style-name="P17"><text:span text:style-name="T8">Ce qui est encore plus triste que les limitations des libertés impliquées dans les dispositions, c'est, à mon avis, la dégénérescence des relations entre hommes qu'ils peuvent produire. L'autre homme, quel qu'il soit, même un être cher, ne doit pas être approché ou touché et en effet une distance doit être mise entre nous et lui qui selon certains est d'un mètre, mais selon les dernières suggestions des soi-disant experts il faut 4,5 mètres (intéressant cinquante centimètres!). Notre voisin a été aboli. Il est possible, compte tenu de l'incohérence éthique de nos dirigeants, que ces dispositions soient dictées à ceux qui les ont pris de la même crainte qu'ils ont l'intention de provoquer, mais il est difficile de ne pas penser que la situation qu'ils créent est exactement ce que ceux qui nous gouvernent ont le plus fois essayé d'atteindre: que les universités et les écoles ferment une fois pour toutes les leçons en ligne, que nous arrêtons de nous rencontrer et parlons pour des raisons politiques ou culturelles et que nous n'échangeons que des messages numériques, que partout où les machines sont possibles remplacer chaque contact - chaque contagion - entre les êtres humai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2T04:11:41.661780413</meta:creation-date>
    <dc:date>2020-07-14T21:50:40.885371451</dc:date>
    <meta:editing-duration>PT3H7M25S</meta:editing-duration>
    <meta:editing-cycles>31</meta:editing-cycles>
    <meta:generator>LibreOffice/4.2.8.2$Linux_X86_64 LibreOffice_project/420m0$Build-2</meta:generator>
    <meta:document-statistic meta:table-count="0" meta:image-count="0" meta:object-count="0" meta:page-count="5" meta:paragraph-count="44" meta:word-count="2294" meta:character-count="14693" meta:non-whitespace-character-count="12440"/>
  </office:meta>
</office:document-meta>
</file>